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10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12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1" office:value-type="string">
            <text:p>Excretory pore on 25-35th </text:p>
          </table:table-cell>
          <table:table-cell table:style-name="ce1" office:value-type="string">
            <text:p>Vulva on 6-11th annule from end of body </text:p>
          </table:table-cell>
          <table:table-cell table:style-name="ce1" office:value-type="string">
            <text:p>Ovary extends 40.2-79.0% of body length </text:p>
          </table:table-cell>
          <table:table-cell table:style-name="ce1" office:value-type="string">
            <text:p>Anus located on 4-8th annule </text:p>
          </table:table-cell>
          <table:table-cell table:style-name="ce1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2">
          <table:table-cell office:value-type="string">
            <text:p>Nem_01</text:p>
          </table:table-cell>
          <table:table-cell office:value-type="float" office:value="10.1">
            <text:p>10.1</text:p>
          </table:table-cell>
          <table:table-cell office:value-type="float" office:value="135">
            <text:p>135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 table:number-columns-repeated="14"/>
        </table:table-row>
        <table:table-row table:style-name="ro2">
          <table:table-cell office:value-type="string">
            <text:p>Nem_02</text:p>
          </table:table-cell>
          <table:table-cell office:value-type="float" office:value="13">
            <text:p>13</text:p>
          </table:table-cell>
          <table:table-cell office:value-type="float" office:value="136.2">
            <text:p>136.2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 table:number-columns-repeated="14"/>
        </table:table-row>
        <table:table-row table:style-name="ro2">
          <table:table-cell office:value-type="string">
            <text:p>Nem_03</text:p>
          </table:table-cell>
          <table:table-cell office:value-type="float" office:value="13.9">
            <text:p>13.9</text:p>
          </table:table-cell>
          <table:table-cell office:value-type="float" office:value="134">
            <text:p>134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 table:number-columns-repeated="14"/>
        </table:table-row>
        <table:table-row table:style-name="ro2">
          <table:table-cell office:value-type="string">
            <text:p>Nem_04</text:p>
          </table:table-cell>
          <table:table-cell office:value-type="float" office:value="13.1">
            <text:p>13.1</text:p>
          </table:table-cell>
          <table:table-cell office:value-type="float" office:value="136">
            <text:p>136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 table:number-columns-repeated="14"/>
        </table:table-row>
        <table:table-row table:style-name="ro2">
          <table:table-cell office:value-type="string">
            <text:p>Nem_05</text:p>
          </table:table-cell>
          <table:table-cell office:value-type="float" office:value="16">
            <text:p>16</text:p>
          </table:table-cell>
          <table:table-cell office:value-type="float" office:value="140.8">
            <text:p>140.8</text:p>
          </table:table-cell>
          <table:table-cell office:value-type="float" office:value="100">
            <text:p>100</text:p>
          </table:table-cell>
          <table:table-cell table:content-validation-name="val1"/>
          <table:table-cell table:number-columns-repeated="14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4">2022-04-14</text:date>, <text:time>06:5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4-14T06:56:07.12</dc:date>
    <dc:creator>Lawrence Perepolkin</dc:creator>
    <meta:editing-duration>PT6H18M10S</meta:editing-duration>
    <meta:editing-cycles>11</meta:editing-cycles>
    <meta:generator>OpenOffice/4.1.10$Win32 OpenOffice.org_project/4110m2$Build-9807</meta:generator>
    <meta:document-statistic meta:table-count="3" meta:cell-count="68" meta:object-count="0"/>
  </office:meta>
</office:document-meta>
</file>